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429cm" style:rel-column-width="9362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G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G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89430" officeooo:paragraph-rsid="00089430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89430" officeooo:paragraph-rsid="0008943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ossier reservation salle </text:p>
      <text:p text:style-name="P1"/>
      <table:table table:name="Tableau1" table:style-name="Tableau1">
        <table:table-column table:style-name="Tableau1.A" table:number-columns-repeated="7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G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G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G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G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G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G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G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G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G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2T16:28:14.439000000</meta:creation-date>
    <dc:date>2023-11-02T16:29:53.821000000</dc:date>
    <meta:editing-duration>PT1M40S</meta:editing-duration>
    <meta:editing-cycles>1</meta:editing-cycles>
    <meta:document-statistic meta:table-count="1" meta:image-count="0" meta:object-count="0" meta:page-count="1" meta:paragraph-count="1" meta:word-count="3" meta:character-count="26" meta:non-whitespace-character-count="23"/>
    <meta:generator>LibreOffice/7.5.0.3$Windows_X86_64 LibreOffice_project/c21113d003cd3efa8c53188764377a8272d9d6de</meta:generator>
  </office:meta>
</office:document-meta>
</file>